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T1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aso 1: Instalar las "herramientas de construcción"</text:h>
      <text:p text:style-name="Text_20_body">Antes de abrir VS Code, tu ordenador necesita dos cosas:</text:p>
      <text:list xml:id="list2266531638" text:style-name="L1">
        <text:list-item>
          <text:p text:style-name="P1"><text:span text:style-name="T1">Git:</text:span> Descárgalo de <text:a xlink:type="simple" xlink:href="https://git-scm.com/" office:target-frame-name="_blank" xlink:show="new" text:style-name="Internet_20_link" text:visited-style-name="Visited_20_Internet_20_Link">git-scm.com</text:a>. Es lo que permite que VS Code hable con GitHub.</text:p>
        </text:list-item>
        <text:list-item>
          <text:p text:style-name="P1"><text:span text:style-name="T1">XAMPP:</text:span> Descárgalo de <text:a xlink:type="simple" xlink:href="https://www.apachefriends.org/" office:target-frame-name="_blank" xlink:show="new" text:style-name="Internet_20_link" text:visited-style-name="Visited_20_Internet_20_Link">apachefriends.org</text:a>. Esto te instalará <text:span text:style-name="T1">PHP</text:span> y creará el entorno donde funcionará tu carpeta <text:span text:style-name="Source_20_Text">www</text:span>.</text:p>
        </text:list-item>
      </text:list>
      <text:p text:style-name="Horizontal_20_Line"/>
      <text:h text:style-name="Heading_20_3" text:outline-level="3">Paso 2: Crear tu espacio de trabajo</text:h>
      <text:p text:style-name="Text_20_body">No crees la carpeta en cualquier sitio. Para que XAMPP funcione sin configuraciones raras al principio, haz esto:</text:p>
      <text:list xml:id="list4018724979" text:style-name="L2">
        <text:list-item>
          <text:p text:style-name="P2">Ve a la carpeta donde se instaló XAMPP (normalmente <text:span text:style-name="Source_20_Text">C:\xampp</text:span>).</text:p>
        </text:list-item>
        <text:list-item>
          <text:p text:style-name="P2">Entra en la carpeta <text:span text:style-name="Source_20_Text"><text:span text:style-name="T1">htdocs</text:span></text:span>.</text:p>
        </text:list-item>
        <text:list-item>
          <text:p text:style-name="P2">Crea una carpeta nueva con el nombre de tu proyecto (por ejemplo: <text:span text:style-name="Source_20_Text">mi-proyecto</text:span>). <text:span text:style-name="T1">Dentro de ella, crea la carpeta </text:span><text:span text:style-name="Source_20_Text"><text:span text:style-name="T1">www</text:span></text:span> si así lo prefieres para organizar tu código.</text:p>
        </text:list-item>
      </text:list>
      <text:p text:style-name="Horizontal_20_Line"/>
      <text:h text:style-name="Heading_20_3" text:outline-level="3">Paso 3: Abrir tu proyecto en VS Code</text:h>
      <text:list xml:id="list618509907" text:style-name="L3">
        <text:list-item>
          <text:p text:style-name="P3">Abre VS Code.</text:p>
        </text:list-item>
        <text:list-item>
          <text:p text:style-name="P3">Ve a <text:span text:style-name="T1">Archivo &gt; Abrir Carpeta</text:span>.</text:p>
        </text:list-item>
        <text:list-item>
          <text:p text:style-name="P3">Busca y selecciona la carpeta <text:span text:style-name="Source_20_Text">mi-proyecto</text:span> que creaste en el paso anterior.</text:p>
        </text:list-item>
      </text:list>
      <text:p text:style-name="Horizontal_20_Line"/>
      <text:h text:style-name="Heading_20_3" text:outline-level="3">Paso 4: Inicializar Git (El rastreador)</text:h>
      <text:p text:style-name="Text_20_body">Ahora vamos a decirle a VS Code que vigile esta carpeta para poder guardarla en GitHub:</text:p>
      <text:list xml:id="list1245470600" text:style-name="L4">
        <text:list-item>
          <text:p text:style-name="P4">Haz clic en el icono de <text:span text:style-name="T1">Source Control</text:span> (el tercero de la barra lateral, el del grafo).</text:p>
        </text:list-item>
        <text:list-item>
          <text:p text:style-name="P4">Haz clic en el botón azul <text:span text:style-name="T1">"Initialize Repository"</text:span>.</text:p>
        </text:list-item>
        <text:list-item>
          <text:p text:style-name="P4">Verás que tus archivos (si creas uno ahora) se ponen de color verde. ¡Git ya está vigilando!</text:p>
        </text:list-item>
      </text:list>
      <text:p text:style-name="Horizontal_20_Line"/>
      <text:h text:style-name="Heading_20_3" text:outline-level="3">Paso 5: Conectar con GitHub</text:h>
      <text:list xml:id="list136363909" text:style-name="L5">
        <text:list-item>
          <text:p text:style-name="P5">Crea un archivo de prueba dentro de tu carpeta <text:span text:style-name="Source_20_Text">www</text:span>, por ejemplo: <text:span text:style-name="Source_20_Text">index.php</text:span>.</text:p>
        </text:list-item>
        <text:list-item>
          <text:p text:style-name="P5">Escribe algo sencillo: <text:span text:style-name="Source_20_Text">&lt;?php echo "Hola GitHub"; ?&gt;</text:span>.</text:p>
        </text:list-item>
        <text:list-item>
          <text:p text:style-name="P5">En el panel de <text:span text:style-name="T1">Source Control</text:span>, escribe un mensaje en el cuadro de texto (ej: "Mi primer commit") y dale al botón <text:span text:style-name="T1">Commit</text:span> (Confirmar).</text:p>
        </text:list-item>
        <text:list-item>
          <text:p text:style-name="P5">Ahora busca un botón que dice <text:span text:style-name="T1">"Publish Branch"</text:span> o <text:span text:style-name="T1">"Publish to GitHub"</text:span>.</text:p>
        </text:list-item>
        <text:list-item>
          <text:p text:style-name="P5"><text:soft-page-break/>VS Code te pedirá permiso para entrar en tu cuenta de GitHub. Dile que sí, elige si quieres que el repositorio sea público o privado, ¡y listo! Tu código ya está en la nube.</text:p>
        </text:list-item>
      </text:list>
      <text:p text:style-name="Horizontal_20_Line"/>
      <text:h text:style-name="Heading_20_3" text:outline-level="3">Paso 6: Ver tu código funcionando</text:h>
      <text:p text:style-name="Text_20_body">Para ver lo que has escrito en el navegador:</text:p>
      <text:list xml:id="list586729470" text:style-name="L6">
        <text:list-item>
          <text:p text:style-name="P6">Abre el <text:span text:style-name="T1">XAMPP Control Panel</text:span> y dale a <text:span text:style-name="T1">Start</text:span> en <text:span text:style-name="T1">Apache</text:span>.</text:p>
        </text:list-item>
        <text:list-item>
          <text:p text:style-name="P6">Abre tu navegador (Chrome, por ejemplo) y escribe: <text:span text:style-name="Source_20_Text">http://localhost/mi-proyecto/www/index.php</text:span>.</text:p>
        </text:list-item>
      </text:list>
      <text:p text:style-name="Horizontal_20_Line"/>
      <text:h text:style-name="Heading_20_3" text:outline-level="3">Resumen de carpetas para que no te líes:</text:h>
      <text:list xml:id="list3170599002" text:style-name="L7">
        <text:list-item>
          <text:p text:style-name="P7"><text:span text:style-name="Source_20_Text"><text:span text:style-name="T1">.git</text:span></text:span>: Se creó en el Paso 4. No la toques, es el historial de GitHub.</text:p>
        </text:list-item>
        <text:list-item>
          <text:p text:style-name="P7"><text:span text:style-name="Source_20_Text"><text:span text:style-name="T1">www</text:span></text:span>: Es donde tú escribes tus archivos <text:span text:style-name="Source_20_Text">.php</text:span>.</text:p>
        </text:list-item>
        <text:list-item>
          <text:p text:style-name="P7"><text:span text:style-name="Source_20_Text"><text:span text:style-name="T1">.vscode</text:span></text:span>: Se creará sola si tocas alguna configuración del editor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0T11:18:17.006000000</meta:creation-date>
    <dc:date>2026-02-20T11:18:44.044000000</dc:date>
    <meta:editing-duration>PT28S</meta:editing-duration>
    <meta:editing-cycles>1</meta:editing-cycles>
    <meta:document-statistic meta:table-count="0" meta:image-count="0" meta:object-count="0" meta:page-count="2" meta:paragraph-count="32" meta:word-count="402" meta:character-count="2212" meta:non-whitespace-character-count="1863"/>
    <meta:generator>LibreOffice/6.1.5.2$Windows_X86_64 LibreOffice_project/90f8dcf33c87b3705e78202e3df5142b201bd805</meta:generator>
  </office:meta>
</office:document-meta>
</file>